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596cm" fo:min-width="2.6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953cm" fo:min-width="4.6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094cm" fo:min-width="4.7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058cm" fo:min-width="4.7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235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097cm" fo:min-width="5.1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058cm" fo:min-width="5.0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29cm" fo:min-width="4.7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094cm" fo:min-width="4.6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27cm" fo:min-width="4.6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29cm" fo:min-width="4.5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27cm" fo:min-width="4.4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953cm" fo:min-width="5.1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988cm" fo:min-width="5.1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29cm" fo:min-width="4.6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01cm" svg:stroke-color="#00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552cm" fo:min-width="16.4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3.811cm" svg:height="3.67cm" svg:x="6.401cm" svg:y="6.036cm"><text:p text:style-name="P1">Ceramic hub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3" svg:width="4.693cm" svg:height="0.953cm" svg:x="-1.325cm" svg:y="2.755cm"><text:p>Customer Management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4" svg:width="4.763cm" svg:height="1.094cm" svg:x="-1.289cm" svg:y="4.307cm"><text:p><text:span text:style-name="T1">Payment Management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3" svg:width="4.799cm" svg:height="1.059cm" svg:x="-1.325cm" svg:y="6.071cm"><text:p>Product Management</text:p><draw:enhanced-geometry svg:viewBox="0 0 21600 21600" draw:type="rectangle" draw:enhanced-path="M 0 0 L 21600 0 21600 21600 0 21600 0 0 Z N"/></draw:custom-shape><draw:custom-shape text:anchor-type="paragraph" draw:z-index="4" draw:name="Shape5" draw:style-name="gr3" draw:text-style-name="P3" svg:width="4.763cm" svg:height="1.094cm" svg:x="-1.289cm" svg:y="7.87cm"><text:p>Sales Management</text:p><draw:enhanced-geometry svg:viewBox="0 0 21600 21600" draw:type="rectangle" draw:enhanced-path="M 0 0 L 21600 0 21600 21600 0 21600 0 0 Z N"/></draw:custom-shape><draw:custom-shape text:anchor-type="paragraph" draw:z-index="5" draw:name="Shape6" draw:style-name="gr5" draw:text-style-name="P3" svg:width="4.975cm" svg:height="1.235cm" svg:x="-1.395cm" svg:y="9.564cm"><text:p>Register/Login Management</text:p><draw:enhanced-geometry svg:viewBox="0 0 21600 21600" draw:type="rectangle" draw:enhanced-path="M 0 0 L 21600 0 21600 21600 0 21600 0 0 Z N"/></draw:custom-shape><draw:custom-shape text:anchor-type="paragraph" draw:z-index="6" draw:name="Shape7" draw:style-name="gr6" draw:text-style-name="P4" svg:width="5.19cm" svg:height="1.098cm" svg:x="-1.36cm" svg:y="13.444cm"><text:p><text:span text:style-name="T1">Add Company </text:span></text:p><draw:enhanced-geometry svg:viewBox="0 0 21600 21600" draw:type="rectangle" draw:enhanced-path="M 0 0 L 21600 0 21600 21600 0 21600 0 0 Z N"/></draw:custom-shape><draw:custom-shape text:anchor-type="paragraph" draw:z-index="7" draw:name="Shape8" draw:style-name="gr7" draw:text-style-name="P3" svg:width="5.081cm" svg:height="1.059cm" svg:x="-1.501cm" svg:y="11.645cm"><text:p>System User Management</text:p><draw:enhanced-geometry svg:viewBox="0 0 21600 21600" draw:type="rectangle" draw:enhanced-path="M 0 0 L 21600 0 21600 21600 0 21600 0 0 Z N"/></draw:custom-shape><draw:custom-shape text:anchor-type="paragraph" draw:z-index="8" draw:name="Shape9" draw:style-name="gr8" draw:text-style-name="P3" svg:width="4.799cm" svg:height="1.13cm" svg:x="13.139cm" svg:y="1.097cm"><text:p>Generate Customer Report </text:p><draw:enhanced-geometry svg:viewBox="0 0 21600 21600" draw:type="rectangle" draw:enhanced-path="M 0 0 L 21600 0 21600 21600 0 21600 0 0 Z N"/></draw:custom-shape><draw:custom-shape text:anchor-type="paragraph" draw:z-index="9" draw:name="Shape10" draw:style-name="gr9" draw:text-style-name="P3" svg:width="4.657cm" svg:height="1.094cm" svg:x="13.174cm" svg:y="2.861cm"><text:p>Generate Payment Report </text:p><draw:enhanced-geometry svg:viewBox="0 0 21600 21600" draw:type="rectangle" draw:enhanced-path="M 0 0 L 21600 0 21600 21600 0 21600 0 0 Z N"/></draw:custom-shape><draw:custom-shape text:anchor-type="paragraph" draw:z-index="10" draw:name="Shape11" draw:style-name="gr10" draw:text-style-name="P3" svg:width="4.693cm" svg:height="1.271cm" svg:x="13.174cm" svg:y="4.413cm"><text:p>Generate Report Report </text:p><draw:enhanced-geometry svg:viewBox="0 0 21600 21600" draw:type="rectangle" draw:enhanced-path="M 0 0 L 21600 0 21600 21600 0 21600 0 0 Z N"/></draw:custom-shape><draw:custom-shape text:anchor-type="paragraph" draw:z-index="11" draw:name="Shape12" draw:style-name="gr11" draw:text-style-name="P3" svg:width="4.552cm" svg:height="1.13cm" svg:x="13.245cm" svg:y="5.965cm"><text:p>Generate Sale Report </text:p><draw:enhanced-geometry svg:viewBox="0 0 21600 21600" draw:type="rectangle" draw:enhanced-path="M 0 0 L 21600 0 21600 21600 0 21600 0 0 Z N"/></draw:custom-shape><draw:custom-shape text:anchor-type="paragraph" draw:z-index="12" draw:name="Shape13" draw:style-name="gr12" draw:text-style-name="P3" svg:width="4.446cm" svg:height="1.271cm" svg:x="13.316cm" svg:y="7.659cm"><text:p>Check User Login report </text:p><draw:enhanced-geometry svg:viewBox="0 0 21600 21600" draw:type="rectangle" draw:enhanced-path="M 0 0 L 21600 0 21600 21600 0 21600 0 0 Z N"/></draw:custom-shape><draw:custom-shape text:anchor-type="paragraph" draw:z-index="13" draw:name="Shape14" draw:style-name="gr11" draw:text-style-name="P3" svg:width="4.552cm" svg:height="1.13cm" svg:x="13.28cm" svg:y="9.352cm"><text:p>Check User Feedback</text:p><draw:enhanced-geometry svg:viewBox="0 0 21600 21600" draw:type="rectangle" draw:enhanced-path="M 0 0 L 21600 0 21600 21600 0 21600 0 0 Z N"/></draw:custom-shape><draw:custom-shape text:anchor-type="paragraph" draw:z-index="14" draw:name="Shape15" draw:style-name="gr13" draw:text-style-name="P3" svg:width="5.187cm" svg:height="0.953cm" svg:x="-1.395cm" svg:y="15.244cm"><text:p>Manage Company </text:p><draw:enhanced-geometry svg:viewBox="0 0 21600 21600" draw:type="rectangle" draw:enhanced-path="M 0 0 L 21600 0 21600 21600 0 21600 0 0 Z N"/></draw:custom-shape><draw:custom-shape text:anchor-type="paragraph" draw:z-index="15" draw:name="Shape16" draw:style-name="gr14" draw:text-style-name="P3" svg:width="5.151cm" svg:height="0.989cm" svg:x="-1.466cm" svg:y="16.831cm"><text:p>Manage Admin Details </text:p><draw:enhanced-geometry svg:viewBox="0 0 21600 21600" draw:type="rectangle" draw:enhanced-path="M 0 0 L 21600 0 21600 21600 0 21600 0 0 Z N"/></draw:custom-shape><draw:custom-shape text:anchor-type="paragraph" draw:z-index="16" draw:name="Shape17" draw:style-name="gr15" draw:text-style-name="P3" svg:width="4.657cm" svg:height="1.13cm" svg:x="-1.325cm" svg:y="1.097cm"><text:p>Company Register/Login</text:p><text:p><text:s/>Managenent</text:p><draw:enhanced-geometry svg:viewBox="0 0 21600 21600" draw:type="rectangle" draw:enhanced-path="M 0 0 L 21600 0 21600 21600 0 21600 0 0 Z N"/></draw:custom-shape><draw:line text:anchor-type="paragraph" draw:z-index="17" draw:name="Shape18" draw:style-name="gr16" draw:text-style-name="P1" svg:x1="3.332cm" svg:y1="1.626cm" svg:x2="7.495cm" svg:y2="6.247cm"><text:p/></draw:line><draw:line text:anchor-type="paragraph" draw:z-index="18" draw:name="Shape19" draw:style-name="gr16" draw:text-style-name="P1" svg:x1="3.367cm" svg:y1="3.179cm" svg:x2="7.001cm" svg:y2="6.53cm"><text:p/></draw:line><draw:line text:anchor-type="paragraph" draw:z-index="19" draw:name="Shape20" draw:style-name="gr16" draw:text-style-name="P1" svg:x1="3.473cm" svg:y1="4.837cm" svg:x2="6.648cm" svg:y2="6.954cm"><text:p/></draw:line><draw:line text:anchor-type="paragraph" draw:z-index="20" draw:name="Shape21" draw:style-name="gr16" draw:text-style-name="P1" svg:x1="3.473cm" svg:y1="6.777cm" svg:x2="6.401cm" svg:y2="7.412cm"><text:p/></draw:line><draw:line text:anchor-type="paragraph" draw:z-index="21" draw:name="Shape22" draw:style-name="gr16" draw:text-style-name="P1" svg:x1="3.473cm" svg:y1="8.365cm" svg:x2="6.401cm" svg:y2="8.047cm"><text:p/></draw:line><draw:line text:anchor-type="paragraph" draw:z-index="22" draw:name="Shape23" draw:style-name="gr16" draw:text-style-name="P1" svg:x1="3.579cm" svg:y1="10.339cm" svg:x2="6.719cm" svg:y2="9.14cm"><text:p/></draw:line><draw:line text:anchor-type="paragraph" draw:z-index="23" draw:name="Shape24" draw:style-name="gr16" draw:text-style-name="P1" svg:x1="3.579cm" svg:y1="12.245cm" svg:x2="7.354cm" svg:y2="9.493cm"><text:p/></draw:line><draw:line text:anchor-type="paragraph" draw:z-index="24" draw:name="Shape25" draw:style-name="gr16" draw:text-style-name="P1" svg:x1="3.829cm" svg:y1="14.115cm" svg:x2="7.777cm" svg:y2="9.705cm"><text:p/></draw:line><draw:line text:anchor-type="paragraph" draw:z-index="25" draw:name="Shape26" draw:style-name="gr16" draw:text-style-name="P1" svg:x1="3.791cm" svg:y1="15.984cm" svg:x2="8.165cm" svg:y2="9.705cm"><text:p/></draw:line><draw:line text:anchor-type="paragraph" draw:z-index="26" draw:name="Shape27" draw:style-name="gr16" draw:text-style-name="P1" svg:x1="3.685cm" svg:y1="17.29cm" svg:x2="8.624cm" svg:y2="9.705cm"><text:p/></draw:line><draw:line text:anchor-type="paragraph" draw:z-index="27" draw:name="Shape28" draw:style-name="gr16" draw:text-style-name="P1" svg:x1="13.139cm" svg:y1="1.556cm" svg:x2="8.976cm" svg:y2="6.036cm"><text:p/></draw:line><draw:line text:anchor-type="paragraph" draw:z-index="28" draw:name="Shape29" draw:style-name="gr16" draw:text-style-name="P1" svg:x1="13.175cm" svg:y1="3.32cm" svg:x2="9.929cm" svg:y2="6.777cm"><text:p/></draw:line><draw:line text:anchor-type="paragraph" draw:z-index="29" draw:name="Shape30" draw:style-name="gr16" draw:text-style-name="P1" svg:x1="13.174cm" svg:y1="4.872cm" svg:x2="10.211cm" svg:y2="7.306cm"><text:p/></draw:line><draw:line text:anchor-type="paragraph" draw:z-index="30" draw:name="Shape31" draw:style-name="gr16" draw:text-style-name="P1" svg:x1="13.245cm" svg:y1="6.53cm" svg:x2="10.211cm" svg:y2="7.835cm"><text:p/></draw:line><draw:line text:anchor-type="paragraph" draw:z-index="31" draw:name="Shape32" draw:style-name="gr16" draw:text-style-name="P1" svg:x1="13.315cm" svg:y1="8.153cm" svg:x2="10.211cm" svg:y2="8.541cm"><text:p/></draw:line><draw:line text:anchor-type="paragraph" draw:z-index="32" draw:name="Shape33" draw:style-name="gr16" draw:text-style-name="P1" svg:x1="13.281cm" svg:y1="9.599cm" svg:x2="10.035cm" svg:y2="8.964cm"><text:p/></draw:line><draw:custom-shape text:anchor-type="paragraph" draw:z-index="33" draw:name="Shape34" draw:style-name="gr17" draw:text-style-name="P5" svg:width="16.475cm" svg:height="1.553cm" svg:x="1.431cm" svg:y="19.9cm"><text:p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L</text:span><text:span text:style-name="T2">e</text:span><text:span text:style-name="T2">v</text:span><text:span text:style-name="T2">e</text:span><text:span text:style-name="T2">l</text:span><text:span text:style-name="T2"> </text:span><text:span text:style-name="T2">D</text:span><text:span text:style-name="T2">F</text:span><text:span text:style-name="T2">D</text:span><text:span text:style-name="T2"> </text:span><text:span text:style-name="T2">–</text:span><text:span text:style-name="T2"> </text:span><text:span text:style-name="T2">C</text:span><text:span text:style-name="T2">e</text:span><text:span text:style-name="T2">r</text:span><text:span text:style-name="T2">a</text:span><text:span text:style-name="T2">m</text:span><text:span text:style-name="T2">i</text:span><text:span text:style-name="T2">c</text:span><text:span text:style-name="T2"> </text:span><text:span text:style-name="T2">h</text:span><text:span text:style-name="T2">u</text:span><text:span text:style-name="T2">b</text:span><text:span text:style-name="T2"> 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8:50:46.379650592</meta:creation-date>
    <dc:date>2021-02-24T09:32:15.407390011</dc:date>
    <meta:editing-duration>PT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